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4/09/2021</text:span></text:p>
      <text:p text:style-name="P9"/>
      <text:p text:style-name="P10">RECIBI CONFORME</text:p>
      <text:p text:style-name="P9"/>
      <text:p text:style-name="P11">CLIENTE: PEDRAZA RIVERA NORIA FIORELA</text:p>
      <text:p text:style-name="P12">CANT. TOTAL DE CAJAS: 4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S COBB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AVICOLA</text:span></text:p>
      <text:p text:style-name="P5"><text:span text:style-name="T1">Destino: </text:span><text:span text:style-name="T3">LA MERCED</text:span></text:p>
      <text:p text:style-name="P5"/>
      <text:p text:style-name="P5">Recojo: <text:span text:style-name="T3">PEDRAZA RIVERA NORIA FIOREL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3T17:56:58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